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2000000CBC5E20E6E3B5AC1B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65dc5" officeooo:paragraph-rsid="00065dc5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officeooo:paragraph-rsid="0008a511" style:font-size-asian="15pt" style:font-size-complex="15pt"/>
    </style:style>
    <style:style style:name="T1" style:family="text">
      <style:text-properties fo:color="#005293" style:font-name="Tahoma" fo:font-weight="bold" officeooo:rsid="00065dc5" style:language-asian="nl" style:country-asian="BE" style:font-weight-asian="bold" style:font-name-complex="Tahoma1" style:font-weight-complex="bold"/>
    </style:style>
    <style:style style:name="T2" style:family="text">
      <style:text-properties fo:color="#005293" style:font-name="Tahoma" fo:font-weight="bold" officeooo:rsid="0008a511" style:language-asian="nl" style:country-asian="BE" style:font-weight-asian="bold" style:font-name-complex="Tahoma1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17.166cm" svg:y="-0.353cm" svg:width="6.436cm" svg:height="1.625cm" draw:z-index="0"><draw:image xlink:href="Pictures/1000000000000322000000CBC5E20E6E3B5AC1B4.jpg" xlink:type="simple" xlink:show="embed" xlink:actuate="onLoad"/></draw:frame><text:span text:style-name="T1"> Embedded Programming met Microcontrollers </text:span><text:span text:style-name="T2">en C</text:span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t </meta:initial-creator>
    <meta:creation-date>2016-04-16T22:42:19.900822623</meta:creation-date>
    <dc:date>2017-02-13T21:05:26.195425808</dc:date>
    <meta:editing-duration>PT25M54S</meta:editing-duration>
    <meta:editing-cycles>5</meta:editing-cycles>
    <meta:generator>LibreOffice/5.2.4.2.1$Linux_X86_64 LibreOffice_project/20$Build-2</meta:generator>
    <meta:document-statistic meta:table-count="0" meta:image-count="1" meta:object-count="0" meta:page-count="1" meta:paragraph-count="2" meta:word-count="6" meta:character-count="48" meta:non-whitespace-character-count="41"/>
  </office:meta>
</office:document-meta>
</file>